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16.8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igure">
      <style:paragraph-properties fo:text-align="start" style:justify-single-word="false"/>
    </style:style>
    <style:style style:name="P2" style:family="paragraph" style:parent-style-name="Figure" style:list-style-name="L1">
      <style:paragraph-properties fo:text-align="start" style:justify-single-word="false"/>
      <style:text-properties officeooo:paragraph-rsid="001b569e"/>
    </style:style>
    <style:style style:name="P3" style:family="paragraph" style:parent-style-name="Figure">
      <style:paragraph-properties fo:text-align="start" style:justify-single-word="false"/>
      <style:text-properties fo:font-weight="normal" style:font-weight-asian="normal" style:font-size-complex="12pt"/>
    </style:style>
    <style:style style:name="P4" style:family="paragraph" style:parent-style-name="Figure">
      <style:paragraph-properties fo:text-align="start" style:justify-single-word="false" style:snap-to-layout-grid="false"/>
      <style:text-properties fo:font-size="11pt" fo:font-weight="normal" style:font-size-asian="11pt" style:font-weight-asian="normal" style:font-size-complex="11pt"/>
    </style:style>
    <style:style style:name="P5" style:family="paragraph" style:parent-style-name="Figure">
      <style:paragraph-properties fo:text-align="start" style:justify-single-word="false"/>
      <style:text-properties fo:font-size="11pt" fo:font-weight="normal" style:font-size-asian="11pt" style:font-weight-asian="normal" style:font-size-complex="11pt"/>
    </style:style>
    <style:style style:name="P6" style:family="paragraph" style:parent-style-name="Figure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Figure">
      <style:paragraph-properties fo:text-align="start" style:justify-single-word="false"/>
      <style:text-properties fo:font-size="11pt" fo:font-weight="normal" style:font-size-asian="11pt" style:font-weight-asian="normal" style:font-size-complex="12pt"/>
    </style:style>
    <style:style style:name="P8" style:family="paragraph" style:parent-style-name="Figure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Figure">
      <style:paragraph-properties fo:margin-left="0cm" fo:margin-right="0cm" fo:text-align="start" style:justify-single-word="false" fo:text-indent="1.27cm" style:auto-text-indent="false"/>
      <style:text-properties fo:font-size="11pt" style:font-size-asian="11pt" style:font-size-complex="11pt"/>
    </style:style>
    <style:style style:name="P10" style:family="paragraph" style:parent-style-name="Figure">
      <style:paragraph-properties fo:text-align="start" style:justify-single-word="false"/>
      <style:text-properties style:font-size-complex="12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058e" style:font-weight-asian="normal" style:font-weight-complex="normal"/>
    </style:style>
    <style:style style:name="T3" style:family="text">
      <style:text-properties fo:font-weight="normal" officeooo:rsid="0017d3c4" style:font-weight-asian="normal" style:font-weight-complex="normal"/>
    </style:style>
    <style:style style:name="T4" style:family="text">
      <style:text-properties fo:font-weight="normal" officeooo:rsid="0018d556" style:font-weight-asian="normal" style:font-weight-complex="normal"/>
    </style:style>
    <style:style style:name="T5" style:family="text">
      <style:text-properties fo:font-size="11pt" fo:font-weight="normal" style:font-size-asian="11pt" style:font-weight-asian="normal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b569e" style:font-size-asian="11pt" style:font-weight-asian="normal" style:font-size-complex="11pt" style:font-weight-complex="normal"/>
    </style:style>
    <style:style style:name="T8" style:family="text">
      <style:text-properties fo:font-size="11pt" style:font-size-asian="11pt"/>
    </style:style>
    <style:style style:name="T9" style:family="text">
      <style:text-properties style:font-size-complex="12pt"/>
    </style:style>
    <style:style style:name="T10" style:family="text">
      <style:text-properties officeooo:rsid="001505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59873157200" text:id="ct94559873157200">
          <text:insertion>
            <office:change-info>
              <dc:creator>Bersen Naidoo</dc:creator>
              <dc:date>2023-07-13T12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Figure"><text:span text:style-name="T9">System Request</text:span><text:change-start text:change-id="ct94559873157200"/><text:span text:style-name="T9"> Client Services Project</text:span><text:change-end text:change-id="ct94559873157200"/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Project sponsor: <text:span text:style-name="T2">Bersen Naidoo, General Manager, Client Services Business Unit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Business Need: <text:s/><text:span text:style-name="T1">This project has been initiated to create the capability of clients requesting drone flight </text:span><text:span text:style-name="T2">s</text:span><text:span text:style-name="T1">ervice and data analysis through the company website. The capability is an essential element in the business model of the newly formed Client Services business unit.</text:span>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0">Business Requirements: <text:span text:style-name="T1">Using this system from our company website, clients will be able to request specific drone flight services and data analysis. A request will be offered to any contracted Dr</text:span><text:span text:style-name="T3">oneStar </text:span><text:span text:style-name="T1">drone pilots in the vicinity, who can submit bids during the bidding window. Once the bidding windowcloses, the pilot with the “winning“ bid will be assigned the request.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Business Value: <text:span text:style-name="T1">The Client Services business unit has been formed to enable clients who do not have a need for actual drone ownership to receive drone flight service and data analysis promptly and cost effectively. As a new business unit, we must estimate additional revenue from two streams: additional drone pilots who contract with D</text:span><text:span text:style-name="T4">roneStar </text:span><text:span text:style-name="T1"><text:s/>and lease a drone; and clients who contract for specific drone flight service and data analysis.</text:span></text:p>
            <text:p text:style-name="P6"/>
            <text:p text:style-name="P6">Conservative estimates of tangible value to the business unit include</text:p>
            <text:p text:style-name="P6"/>
            <text:list xml:id="list2839137516" text:style-name="L1">
              <text:list-item>
                <text:p text:style-name="P2"><text:span text:style-name="T7">R</text:span><text:span text:style-name="T6">357,500 in revenue from new pilot contracts and drone leases</text:span></text:p>
              </text:list-item>
              <text:list-item>
                <text:p text:style-name="P2"><text:span text:style-name="T7">R</text:span><text:span text:style-name="T6">565,000 in revenue from drone flight service and data analysis</text:span></text:p>
              </text:list-item>
            </text:list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1">Special Issues or Constraints: <text:span text:style-name="T1">The capabilities described in the Business Requirements are essential to the business model for the Client Services Business Unit. This project is necessary for the new business unit’s operations.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Z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Standard" style:class="extra">
      <style:paragraph-properties fo:text-align="center" style:justify-single-word="false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vision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avid Tegarden</meta:initial-creator>
    <meta:creation-date>2014-07-22T15:24:00</meta:creation-date>
    <dc:date>2024-01-20T12:23:48.267547543</dc:date>
    <meta:editing-cycles>12</meta:editing-cycles>
    <meta:editing-duration>PT9M36S</meta:editing-duration>
    <meta:generator>LibreOffice/7.3.7.2$Linux_X86_64 LibreOffice_project/30$Build-2</meta:generator>
    <meta:document-statistic meta:table-count="1" meta:image-count="0" meta:object-count="0" meta:page-count="2" meta:paragraph-count="9" meta:word-count="252" meta:character-count="1627" meta:non-whitespace-character-count="1384"/>
  </office:meta>
</office:document-meta>
</file>